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6d172" officeooo:paragraph-rsid="0006d17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d172" officeooo:paragraph-rsid="0006d172"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d17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3">2</text:span><text:span text:style-name="T4">4</text:span><text:span text:style-name="T3">-</text:span><text:span text:style-name="T4">6</text:span><text:span text:style-name="T3">-2019</text:span></text:p>
          </table:table-cell>
          <table:table-cell table:style-name="Table1.A1" office:value-type="string">
            <text:p text:style-name="P8">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9">25-6-2019</text:p>
          </table:table-cell>
          <table:table-cell table:style-name="Table1.A1" office:value-type="string">
            <text:p text:style-name="P8">(1)Retrieve data for project</text:p>
            <text:p text:style-name="P8">(2)Create text file</text:p>
            <text:p text:style-name="P8">(3)Text files review</text:p>
            <text:p text:style-name="P8">(4)Implement Bizleap intern Project</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6-25T17:02:44.144000000</dc:date>
    <meta:editing-duration>PT9M49S</meta:editing-duration>
    <meta:generator>LibreOffice/6.2.4.2$Windows_X86_64 LibreOffice_project/2412653d852ce75f65fbfa83fb7e7b669a126d64</meta:generator>
    <meta:document-statistic meta:table-count="1" meta:image-count="0" meta:object-count="0" meta:page-count="2" meta:paragraph-count="28" meta:word-count="131" meta:character-count="830" meta:non-whitespace-character-count="6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